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50c57" officeooo:paragraph-rsid="00150c57" style:font-size-asian="15pt" style:font-size-complex="15pt"/>
    </style:style>
    <style:style style:name="P2" style:family="paragraph" style:parent-style-name="Standard" style:list-style-name="L1">
      <style:text-properties fo:font-size="15pt" officeooo:rsid="00150c57" officeooo:paragraph-rsid="00150c57" style:font-size-asian="15pt" style:font-size-complex="15pt"/>
    </style:style>
    <style:style style:name="P3" style:family="paragraph" style:parent-style-name="Standard" style:list-style-name="L1">
      <style:text-properties fo:font-size="15pt" officeooo:rsid="0015e11f" officeooo:paragraph-rsid="0015e11f" style:font-size-asian="15pt" style:font-size-complex="15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UN PENDRIVE AUTOBOOT</text:p>
      <text:p text:style-name="P1"/>
      <text:list text:style-name="L1">
        <text:list-item>
          <text:p text:style-name="P2">Instalar una herramienta ventoy </text:p>
          <text:list>
            <text:list-item>
              <text:p text:style-name="P2">detección del pendrive D:</text:p>
            </text:list-item>
            <text:list-item>
              <text:p text:style-name="P3">Elección Ventoy2disk</text:p>
            </text:list-item>
            <text:list-item>
              <text:p text:style-name="P2">Install - </text:p>
            </text:list-item>
          </text:list>
        </text:list-item>
        <text:list-item>
          <text:p text:style-name="P2">Copiar la imagen iso a la unidad de ventoy</text:p>
        </text:list-item>
        <text:list-item>
          <text:p text:style-name="P3">Arrancar del pendrive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3:01:19.935000000</meta:creation-date>
    <dc:date>2024-01-08T14:10:49.572000000</dc:date>
    <meta:editing-duration>PT1H9M30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34" meta:character-count="189" meta:non-whitespace-character-count="165"/>
  </office:meta>
</office:document-meta>
</file>